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14pt" officeooo:rsid="001ca065" officeooo:paragraph-rsid="001ca065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DejaVu Sans Mono" fo:font-size="12pt" officeooo:rsid="001e02f8" officeooo:paragraph-rsid="001e02f8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Mono" fo:font-size="12pt" officeooo:rsid="001fcb19" officeooo:paragraph-rsid="001fcb19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– Exposição Vampire the Masquerade Bloodlines</text:p>
      <text:p text:style-name="P1"/>
      <text:p text:style-name="P2">Esta pagina tem como objetivo desenvolver um site de divulgação moderno para o jogo Vampire the masquerade bloodlines lançado em 2004, reviver um jogo antigo, e desenvolver estratégias modernas para divulgação.</text:p>
      <text:p text:style-name="P2"/>
      <text:p text:style-name="P3">Técnologias:</text:p>
      <text:p text:style-name="P3">HTML5, CSS3, Media Queries (para responsividade);</text:p>
      <text:p text:style-name="P3">Figma (para desenvolvimento do layout);</text:p>
      <text:p text:style-name="P3">Gimp (para edição de imagens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20:21:46.379919981</meta:creation-date>
    <dc:date>2022-07-13T21:01:13.319517450</dc:date>
    <meta:editing-duration>PT39M2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6" meta:word-count="54" meta:character-count="393" meta:non-whitespace-character-count="344"/>
  </office:meta>
</office:document-meta>
</file>